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8.71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4.93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Excel_20_Built-in_20_Normal"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Excel_20_Built-in_20_Normal">
      <style:text-properties fo:font-weight="bold" style:font-weight-asian="bold" style:font-weight-complex="bold"/>
    </style:style>
    <style:style style:name="ce13" style:family="table-cell" style:parent-style-name="Excel_20_Built-in_20_Normal">
      <style:text-properties style:font-name="Times New Roman"/>
    </style:style>
    <style:style style:name="ce14" style:family="table-cell" style:parent-style-name="Default">
      <style:text-properties style:font-name="Times New Roman" fo:font-size="12pt" style:font-size-asian="12pt" style:font-size-complex="12pt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egorie</text:p>
          </table:table-cell>
          <table:table-cell table:style-name="ce1" office:value-type="string">
            <text:p>Problème analysé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lité 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3" office:value-type="string">
            <text:p>&lt;header&gt;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4" office:value-type="string">
            <text:p>liens </text:p>
          </table:table-cell>
          <table:table-cell table:style-name="ce13" office:value-type="string">
            <text:p>Lisibilité</text:p>
          </table:table-cell>
          <table:table-cell table:style-name="ce13" office:value-type="string">
            <text:p>Indiquer que ceci est un lien </text:p>
          </table:table-cell>
          <table:table-cell table:style-name="ce13" office:value-type="string">
            <text:p>Ambiguïté, rien n'indique que c'est un lien</text:p>
          </table:table-cell>
          <table:table-cell table:style-name="Default" office:value-type="string">
            <text:p>Mettre en exergue le lien par rapport au texte ordinair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4" office:value-type="string">
            <text:p>Compréhensibilité</text:p>
          </table:table-cell>
          <table:table-cell table:style-name="ce13" office:value-type="string">
            <text:p>Changer le design au survol, au clic et en actif</text:p>
          </table:table-cell>
          <table:table-cell table:style-name="ce13" office:value-type="string">
            <text:p>Pas de changement au survol, au clic et en mode actif</text:p>
          </table:table-cell>
          <table:table-cell office:value-type="string">
            <text:p>Mettre en couleur les différents états des liens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Erreur de saisie </text:p>
          </table:table-cell>
          <table:table-cell table:style-name="ce13" office:value-type="string">
            <text:p>Corriger les erreurs et fautes <text:s text:c="26"/></text:p>
          </table:table-cell>
          <table:table-cell table:style-name="ce13" office:value-type="string">
            <text:p>« &gt; » après le lien Page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6" office:value-type="string">
            <text:p><text:span text:style-name="T1">Logo</text:span> </text:p>
          </table:table-cell>
          <table:table-cell table:style-name="ce13" office:value-type="string">
            <text:p>Incohérence</text:p>
          </table:table-cell>
          <table:table-cell table:style-name="ce13" office:value-type="string">
            <text:p>Garder la cohérence graphique </text:p>
          </table:table-cell>
          <table:table-cell table:style-name="ce13" office:value-type="string">
            <text:p>1 logo en noir et blanc et 1 autre en couleur,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texte</text:p>
          </table:table-cell>
          <table:table-cell table:style-name="ce13" office:value-type="string">
            <text:p>Contraste</text:p>
          </table:table-cell>
          <table:table-cell table:style-name="ce13" office:value-type="string">
            <text:p>Contraste de = 4,5:1 pour les textes ordinaires</text:p>
          </table:table-cell>
          <table:table-cell table:style-name="ce13" office:value-type="string">
            <text:p><text:s/>Elements illisibles, contraste trop bas,</text:p>
          </table:table-cell>
          <table:table-cell office:value-type="string">
            <text:p>Ajuster le contraste</text:p>
          </table:table-cell>
          <table:table-cell office:value-type="string">
            <text:p>webAIM WAV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&lt;/header&gt;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&lt;body&gt;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" office:value-type="string">
            <text:p>liens </text:p>
          </table:table-cell>
          <table:table-cell table:style-name="ce13" office:value-type="string">
            <text:p>Constraste</text:p>
          </table:table-cell>
          <table:table-cell table:style-name="ce5" office:value-type="string">
            <text:p>Utiliser les couleurs avec un bon rapport,</text:p>
          </table:table-cell>
          <table:table-cell table:style-name="ce13" office:value-type="string">
            <text:p>Faible rapport de contraste sur « contact »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0" office:value-type="string">
            <text:p>texte</text:p>
          </table:table-cell>
          <table:table-cell table:style-name="ce13" office:value-type="string">
            <text:p>Sous forme d'images</text:p>
          </table:table-cell>
          <table:table-cell table:style-name="ce13" office:value-type="string">
            <text:p>Utiliser les textes plutôt les images,</text:p>
          </table:table-cell>
          <table:table-cell table:style-name="ce13" office:value-type="string">
            <text:p>Impossible à lire pour les lecteurs d'écran par exempl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Structure</text:p>
          </table:table-cell>
          <table:table-cell office:value-type="string">
            <text:p>Incohérence</text:p>
          </table:table-cell>
          <table:table-cell office:value-type="string">
            <text:p>Bien structurer le plan</text:p>
          </table:table-cell>
          <table:table-cell office:value-type="string">
            <text:p>Difficile à suivre pour certaines personnes</text:p>
          </table:table-cell>
          <table:table-cell table:number-columns-repeated="1020"/>
        </table:table-row>
        <table:table-row table:style-name="ro1">
          <table:table-cell table:style-name="ce12"/>
          <table:table-cell office:value-type="string">
            <text:p>Constraste</text:p>
          </table:table-cell>
          <table:table-cell office:value-type="string">
            <text:p>Contraste de = 3,1:1 pour les textes de 14pt</text:p>
          </table:table-cell>
          <table:table-cell office:value-type="string">
            <text:p>&lt;h2&gt; difficile à lire pour certaines personn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&lt;form&gt;</text:p>
          </table:table-cell>
          <table:table-cell table:style-name="Default" office:value-type="string">
            <text:p>Formulaire non décrit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1" office:value-type="string">
            <text:p>icônes</text:p>
          </table:table-cell>
          <table:table-cell office:value-type="string">
            <text:p>constraste</text:p>
          </table:table-cell>
          <table:table-cell table:style-name="ce13" office:value-type="string">
            <text:p>Contraste de = 4,5:1 pour les textes ordinaires</text:p>
          </table:table-cell>
          <table:table-cell office:value-type="string">
            <text:p>Icônes difficiles à lire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&lt;/body&gt;</text:p>
          </table:table-cell>
          <table:table-cell table:number-columns-repeated="1023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18/08/2020</text:date>, <text:time>01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8T01:25:02.49</dc:date>
    <meta:generator>OpenOffice/4.1.5$Win32 OpenOffice.org_project/415m1$Build-9789</meta:generator>
    <meta:editing-duration>PT24M16S</meta:editing-duration>
    <meta:editing-cycles>1</meta:editing-cycles>
    <meta:document-statistic meta:table-count="1" meta:cell-count="54" meta:object-count="0"/>
  </office:meta>
</office:document-meta>
</file>